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5in"/>
    </style:style>
    <style:style style:name="Table1.B" style:family="table-column">
      <style:table-column-properties style:column-width="4.4479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25in"/>
    </style:style>
    <style:style style:name="Table2.B" style:family="table-column">
      <style:table-column-properties style:column-width="4.4479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2.25in"/>
    </style:style>
    <style:style style:name="Table4.B" style:family="table-column">
      <style:table-column-properties style:column-width="4.4479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25in"/>
    </style:style>
    <style:style style:name="Table3.B" style:family="table-column">
      <style:table-column-properties style:column-width="4.4479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B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2.25in"/>
    </style:style>
    <style:style style:name="Table5.B" style:family="table-column">
      <style:table-column-properties style:column-width="4.4479in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2.25in"/>
    </style:style>
    <style:style style:name="Table6.B" style:family="table-column">
      <style:table-column-properties style:column-width="4.4479in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6.B1" style:family="table-cell">
      <style:table-cell-properties fo:padding="0.0201in" fo:border="0.05pt solid #000000" style:writing-mode="page"/>
    </style:style>
    <style:style style:name="Table6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023186" officeooo:paragraph-rsid="001021bc"/>
    </style:style>
    <style:style style:name="P2" style:family="paragraph" style:parent-style-name="Standard">
      <style:text-properties fo:font-weight="bold" officeooo:rsid="00004918" officeooo:paragraph-rsid="001021bc" style:font-weight-asian="bold" style:font-weight-complex="bold"/>
    </style:style>
    <style:style style:name="P3" style:family="paragraph" style:parent-style-name="Standard">
      <style:text-properties officeooo:rsid="00004918" officeooo:paragraph-rsid="001021bc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23186" officeooo:paragraph-rsid="001021bc" style:font-weight-asian="bold" style:font-weight-complex="bold"/>
    </style:style>
    <style:style style:name="P5" style:family="paragraph" style:parent-style-name="Standard">
      <style:text-properties officeooo:paragraph-rsid="001021bc"/>
    </style:style>
    <style:style style:name="P6" style:family="paragraph" style:parent-style-name="Table_20_Contents">
      <style:text-properties fo:font-weight="bold" officeooo:rsid="00004918" officeooo:paragraph-rsid="001021bc" style:font-weight-asian="bold" style:font-weight-complex="bold"/>
    </style:style>
    <style:style style:name="P7" style:family="paragraph" style:parent-style-name="Table_20_Contents">
      <style:text-properties officeooo:rsid="000117dc" officeooo:paragraph-rsid="001021bc"/>
    </style:style>
    <style:style style:name="P8" style:family="paragraph" style:parent-style-name="Table_20_Contents">
      <style:text-properties officeooo:rsid="0000e461" officeooo:paragraph-rsid="001021bc"/>
    </style:style>
    <style:style style:name="P9" style:family="paragraph" style:parent-style-name="Table_20_Contents">
      <style:text-properties officeooo:rsid="00004918" officeooo:paragraph-rsid="001021bc"/>
    </style:style>
    <style:style style:name="P10" style:family="paragraph" style:parent-style-name="Table_20_Contents">
      <style:text-properties officeooo:paragraph-rsid="001021bc"/>
    </style:style>
    <style:style style:name="T1" style:family="text">
      <style:text-properties officeooo:rsid="00023186"/>
    </style:style>
    <style:style style:name="T2" style:family="text">
      <style:text-properties officeooo:rsid="0003c73b"/>
    </style:style>
    <style:style style:name="T3" style:family="text">
      <style:text-properties officeooo:rsid="001021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tle:</text:p>
      <text:p text:style-name="P2">Group: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Name:</text:p>
          </table:table-cell>
          <table:table-cell table:style-name="Table1.B1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">No notes -2 to +2</text:p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">Oral fluency (interaction/ voice/ dynamics/ variations in tone/ pronunciation...)</text:p>
            <text:p text:style-name="P1"><text:s text:c="4"/>/5</text:p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">Natural <text:span text:style-name="T3">aspect</text:span> of <text:span text:style-name="T3">the</text:span> presentation (<text:span text:style-name="T3">Spoken English corresponds to the </text:span>student's level) /2</text:p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">Quality of <text:span text:style-name="T3">the spoken (and technical) </text:span>English <text:span text:style-name="T3">(numbers, dates, specific terms) / tenses</text:span></text:p>
            <text:p text:style-name="P1"><text:s text:c="4"/>/5</text:p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8"><text:span text:style-name="T1">Clarity of </text:span><text:span text:style-name="T3">the </text:span><text:span text:style-name="T1">explanations</text:span> / <text:span text:style-name="T3">contact established with the audience/ body language</text:span> <text:s text:c="2"/>/<text:span text:style-name="T1">4</text:span></text:p>
          </table:table-cell>
          <table:table-cell table:style-name="Table1.B2" office:value-type="string">
            <text:p text:style-name="P10"/>
          </table:table-cell>
        </table:table-row>
      </table:table>
      <text:p text:style-name="P3"/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Name:</text:p>
          </table:table-cell>
          <table:table-cell table:style-name="Table2.B1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">No notes -2 to +2</text:p>
          </table:table-cell>
          <table:table-cell table:style-name="Table2.B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">Oral fluency (interaction/ voice/ dynamics/ variations in tone/ pronunciation...)</text:p>
            <text:p text:style-name="P1"><text:s text:c="4"/>/5</text:p>
          </table:table-cell>
          <table:table-cell table:style-name="Table2.B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">Natural <text:span text:style-name="T3">aspect</text:span> of <text:span text:style-name="T3">the</text:span> presentation (<text:span text:style-name="T3">Spoken English corresponds to the </text:span>student's level) /2</text:p>
          </table:table-cell>
          <table:table-cell table:style-name="Table2.B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">Quality of <text:span text:style-name="T3">the spoken (and technical) </text:span>English <text:span text:style-name="T3">(numbers, dates, specific terms) / tenses</text:span></text:p>
            <text:p text:style-name="P1"><text:s text:c="4"/>/5</text:p>
          </table:table-cell>
          <table:table-cell table:style-name="Table2.B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"><text:span text:style-name="T1">Clarity of </text:span><text:span text:style-name="T3">the </text:span><text:span text:style-name="T1">explanations</text:span> / <text:span text:style-name="T3">contact established with the audience/ body language</text:span> <text:s text:c="2"/>/<text:span text:style-name="T1">4</text:span></text:p>
          </table:table-cell>
          <table:table-cell table:style-name="Table2.B2" office:value-type="string">
            <text:p text:style-name="P10"/>
          </table:table-cell>
        </table:table-row>
      </table:table>
      <text:p text:style-name="P5"/>
      <text:p text:style-name="P5"/>
      <text:p text:style-name="P5"/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Name:</text:p>
          </table:table-cell>
          <table:table-cell table:style-name="Table3.B1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">No notes -2 to +2</text:p>
          </table:table-cell>
          <table:table-cell table:style-name="Table3.B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">Oral fluency (interaction/ voice/ dynamics/ variations in tone/ pronunciation...)</text:p>
            <text:p text:style-name="P1"><text:s text:c="4"/>/5</text:p>
          </table:table-cell>
          <table:table-cell table:style-name="Table3.B2" office:value-type="string">
            <text:p text:style-name="P10"/>
          </table:table-cell>
        </table:table-row>
        <text:soft-page-break/>
        <table:table-row>
          <table:table-cell table:style-name="Table3.A2" office:value-type="string">
            <text:p text:style-name="P1">Natural <text:span text:style-name="T3">aspect</text:span> of <text:span text:style-name="T3">the</text:span> presentation (<text:span text:style-name="T3">Spoken English corresponds to the </text:span>student's level) /2</text:p>
          </table:table-cell>
          <table:table-cell table:style-name="Table3.B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">Quality of <text:span text:style-name="T3">the spoken (and technical) </text:span>English <text:span text:style-name="T3">(numbers, dates, specific terms) / tenses</text:span></text:p>
            <text:p text:style-name="P1"><text:s text:c="4"/>/5</text:p>
          </table:table-cell>
          <table:table-cell table:style-name="Table3.B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8"><text:span text:style-name="T1">Clarity of </text:span><text:span text:style-name="T3">the </text:span><text:span text:style-name="T1">explanations</text:span> / <text:span text:style-name="T3">contact established with the audience/ body language</text:span> <text:s text:c="2"/>/<text:span text:style-name="T1">4</text:span></text:p>
          </table:table-cell>
          <table:table-cell table:style-name="Table3.B2" office:value-type="string">
            <text:p text:style-name="P10"/>
          </table:table-cell>
        </table:table-row>
      </table:table>
      <text:p text:style-name="P3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Name:</text:p>
          </table:table-cell>
          <table:table-cell table:style-name="Table5.B1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1">No notes -2 to +2</text:p>
          </table:table-cell>
          <table:table-cell table:style-name="Table5.B2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1">Oral fluency (interaction/ voice/ dynamics/ variations in tone/ pronunciation...)</text:p>
            <text:p text:style-name="P1"><text:s text:c="4"/>/5</text:p>
          </table:table-cell>
          <table:table-cell table:style-name="Table5.B2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1">Natural <text:span text:style-name="T3">aspect</text:span> of <text:span text:style-name="T3">the</text:span> presentation (<text:span text:style-name="T3">Spoken English corresponds to the </text:span>student's level) /2</text:p>
          </table:table-cell>
          <table:table-cell table:style-name="Table5.B2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1">Quality of <text:span text:style-name="T3">the spoken (and technical) </text:span>English <text:span text:style-name="T3">(numbers, dates, specific terms) / tenses</text:span></text:p>
            <text:p text:style-name="P1"><text:s text:c="4"/>/5</text:p>
          </table:table-cell>
          <table:table-cell table:style-name="Table5.B2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8"><text:span text:style-name="T1">Clarity of </text:span><text:span text:style-name="T3">the </text:span><text:span text:style-name="T1">explanations</text:span> / <text:span text:style-name="T3">contact established with the audience/ body language</text:span> <text:s text:c="2"/>/<text:span text:style-name="T1">4</text:span></text:p>
          </table:table-cell>
          <table:table-cell table:style-name="Table5.B2" office:value-type="string">
            <text:p text:style-name="P10"/>
          </table:table-cell>
        </table:table-row>
      </table:table>
      <text:p text:style-name="P5"/>
      <text:p text:style-name="P5"/>
      <text:p text:style-name="P5"/>
      <text:p text:style-name="P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">Name:</text:p>
          </table:table-cell>
          <table:table-cell table:style-name="Table6.B1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">No notes -2 to +2</text:p>
          </table:table-cell>
          <table:table-cell table:style-name="Table6.B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">Oral fluency (interaction/ voice/ dynamics/ variations in tone/ pronunciation...)</text:p>
            <text:p text:style-name="P1"><text:s text:c="4"/>/5</text:p>
          </table:table-cell>
          <table:table-cell table:style-name="Table6.B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">Natural <text:span text:style-name="T3">aspect</text:span> of <text:span text:style-name="T3">the</text:span> presentation (<text:span text:style-name="T3">Spoken English corresponds to the </text:span>student's level) /2</text:p>
          </table:table-cell>
          <table:table-cell table:style-name="Table6.B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">Quality of <text:span text:style-name="T3">the spoken (and technical) </text:span>English <text:span text:style-name="T3">(numbers, dates, specific terms) / tenses</text:span></text:p>
            <text:p text:style-name="P1"><text:s text:c="4"/>/5</text:p>
          </table:table-cell>
          <table:table-cell table:style-name="Table6.B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8"><text:span text:style-name="T1">Clarity of </text:span><text:span text:style-name="T3">the </text:span><text:span text:style-name="T1">explanations</text:span> / <text:soft-page-break/><text:span text:style-name="T3">contact established with the audience/ body language</text:span> <text:s text:c="2"/>/<text:span text:style-name="T1">4</text:span></text:p>
          </table:table-cell>
          <table:table-cell table:style-name="Table6.B2" office:value-type="string">
            <text:p text:style-name="P10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Group work</text:p>
          </table:table-cell>
          <table:table-cell table:style-name="Table4.B1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9">Respect <text:span text:style-name="T3">of the </text:span>deadline ok or -1</text:p>
          </table:table-cell>
          <table:table-cell table:style-name="Table4.B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9">Respect <text:span text:style-name="T3">of the instructions </text:span>(slideshow, length...) ok or -1</text:p>
          </table:table-cell>
          <table:table-cell table:style-name="Table4.B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">Treatment of the subject/ <text:span text:style-name="T3">Do w</text:span>e learn something ? <text:span text:style-name="T3">Is it clear/ logical?</text:span>/<text:span text:style-name="T3">3</text:span></text:p>
          </table:table-cell>
          <table:table-cell table:style-name="Table4.B2" office:value-type="string">
            <text:p text:style-name="P10"/>
            <text:p text:style-name="P10"/>
          </table:table-cell>
        </table:table-row>
        <table:table-row>
          <table:table-cell table:style-name="Table4.A2" office:value-type="string">
            <text:p text:style-name="P1">Quality of the slideshow (page number, spelling...) /5</text:p>
          </table:table-cell>
          <table:table-cell table:style-name="Table4.B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">Originality/ humor/ interest/ pedagogical efforts/ choice of examples/ stand out from the <text:span text:style-name="T3">other groups</text:span>/4</text:p>
          </table:table-cell>
          <table:table-cell table:style-name="Table4.B2" office:value-type="string">
            <text:p text:style-name="P10"/>
            <text:p text:style-name="P10"/>
          </table:table-cell>
        </table:table-row>
        <table:table-row>
          <table:table-cell table:style-name="Table4.A2" office:value-type="string">
            <text:p text:style-name="P1">Interaction between group members/ Transitions/ Professional appearance... /3</text:p>
          </table:table-cell>
          <table:table-cell table:style-name="Table4.B2" office:value-type="string">
            <text:p text:style-name="P10"/>
            <text:p text:style-name="P10"/>
          </table:table-cell>
        </table:table-row>
        <table:table-row>
          <table:table-cell table:style-name="Table4.A2" office:value-type="string">
            <text:p text:style-name="P1">Interest/ More in-depth assessments (..../5)</text:p>
          </table:table-cell>
          <table:table-cell table:style-name="Table4.B2" office:value-type="string">
            <text:p text:style-name="P10"/>
          </table:table-cell>
        </table:table-row>
      </table:table>
      <text:p text:style-name="P5"/>
      <text:p text:style-name="P5"/>
      <text:p text:style-name="P4">Comments: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8T10:51:20.026499109</meta:creation-date>
    <dc:date>2024-04-28T11:02:11.150772079</dc:date>
    <meta:editing-duration>PT10M52S</meta:editing-duration>
    <meta:editing-cycles>1</meta:editing-cycles>
    <meta:document-statistic meta:table-count="6" meta:image-count="0" meta:object-count="0" meta:page-count="3" meta:paragraph-count="51" meta:word-count="349" meta:character-count="2364" meta:non-whitespace-character-count="2016"/>
    <meta:generator>LibreOffice/7.3.7.2$Linux_X86_64 LibreOffice_project/30$Build-2</meta:generator>
  </office:meta>
</office:document-meta>
</file>